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72cm"/>
    </style:style>
    <style:style style:name="co2" style:family="table-column">
      <style:table-column-properties fo:break-before="auto" style:column-width="7.191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6.715cm"/>
    </style:style>
    <style:style style:name="co5" style:family="table-column">
      <style:table-column-properties fo:break-before="auto" style:column-width="9.433cm"/>
    </style:style>
    <style:style style:name="co6" style:family="table-column">
      <style:table-column-properties fo:break-before="auto" style:column-width="4.634cm"/>
    </style:style>
    <style:style style:name="co7" style:family="table-column">
      <style:table-column-properties fo:break-before="auto" style:column-width="4.44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cm"/>
      <style:text-properties fo:font-style="normal" style:font-style-asian="normal" style:font-style-complex="normal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Name: BattleTank</text:p>
          </table:table-cell>
          <table:table-cell office:value-type="string">
            <text:p>Type: Project</text:p>
          </table:table-cell>
          <table:table-cell office:value-type="string">
            <text:p>Create</text:p>
          </table:table-cell>
          <table:table-cell office:value-type="string">
            <text:p>Settings/Options: “C++”, “Basic Code”, “Desktop/Console”, “Maximum Quality”, “No Content”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Modify Setting</text:p>
          </table:table-cell>
          <table:table-cell office:value-type="string">
            <text:p>“Main Ribbon-&gt;Settings-&gt;Project Settings-&gt;Maps&amp;Modes-&gt;Default Maps-&gt;Game Default Map” = sceneBattleGroun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“Main Ribbon-&gt;Settings-&gt;Project Settings-&gt;Maps&amp;Modes-&gt;Default Maps-&gt;Editor Startup Map” = sceneBattleGroun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“Main Ribbon-&gt;Settings-&gt;Project Settings-&gt;Description-&gt;Publisher”-dat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“Main Ribbon-&gt;Settings-&gt;Project Settings-&gt;Description-&gt;Legal”-data (for Copyright messages in source code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Map input (kbd, mouse, etc.)</text:p>
          </table:table-cell>
          <table:table-cell office:value-type="string">
            <text:p>- Click “Main Menu-&gt;Edit-&gt;Project Settings”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Click “Engine-&gt;Input”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Click “Bindings-&gt;Action Mappings-&gt;+”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>
            <text:p>- Open submenu “Bindings-&gt;Axis Mappings” <text:span text:style-name="T1">(</text:span>where going to use movements of mouse, etc., for control<text:span text:style-name="T1">)</text:span>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Enter name of new mapping in textbox, in this case “axisAimAzimuth”, and press [ENTER] or click on the “+” next to the texbo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In the new combobox assign the movement, in this case the [MOUSE X]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Click "+" behind "axisAimAzimuth" to add an additional control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In the new combobox assign the movement, in this case the [GAMEPAD RIGHT THUMBSTICK X-AXIS]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Assign a second mapping by clicking “+” behind "Axis Mapping"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Enter name of new mapping in textbox, in this case “axisAimAltitude”, and press [ENTER] or click on the “+” next to the texbo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In the new combobox assign the movement, in this case the [MOUSEY]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Click "+" behind "axisAimAltitude" to add an additional control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In the new combobox assign the movement, in this case the [GAMEPAD RIGHT THUMBSTICK Y-AXIS]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Exit Project Settings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BattleTankGameMode</text:p>
          </table:table-cell>
          <table:table-cell office:value-type="string">
            <text:p>Type: Game Mode</text:p>
          </table:table-cell>
          <table:table-cell office:value-type="string">
            <text:p>N.B. Automatically generated by Unreal Engine when creating project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 Player Start</text:p>
          </table:table-cell>
          <table:table-cell office:value-type="string">
            <text:p>Type PlayerStart</text:p>
          </table:table-cell>
          <table:table-cell office:value-type="string">
            <text:p>N.B. Automatically generated by Unreal Engine when creating projec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In "Content Browser"make sure "Player Start" is above the ground, otherwise a pawn cannot be generated for it (this will result in an error in "Main Menu-&gt;Window-&gt;Developer Tools-&gt;Output Log"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blueprintGameModeBattleTank</text:p>
          </table:table-cell>
          <table:table-cell office:value-type="string">
            <text:p>Type: BluePrint Class / Game Mode</text:p>
          </table:table-cell>
          <table:table-cell office:value-type="string">
            <text:p>Create Blueprint</text:p>
          </table:table-cell>
          <table:table-cell office:value-type="string">
            <text:p>- In "Content Browser" navigate to "C++ Classes" (click on folder-icon and select <text:s/>"C++ Classes"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Open "BattleTank"-fold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on “BattleTankGameMode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“Create Blueprint class based on BuildingEscapeGameMode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=”blueprintGameModeBuildingEscape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Path="Blueprin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“Create Blueprint Class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The Blueprint Inspector is opene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“Details-&gt;Classes-&gt;Default Pawn Class”=blueprintTank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“Main Ribbon-&gt;Compile” to compile typ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Exit edito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Select Blueprint as Default GameMode</text:p>
          </table:table-cell>
          <table:table-cell office:value-type="string">
            <text:p>“Main Ribbon-&gt;Settings-&gt;Project Settings-&gt;Maps &amp; Modes-&gt;Default Modes-&gt;Default GameMode”=blueprintGameModeBattleTank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sceneBattleGround</text:p>
          </table:table-cell>
          <table:table-cell office:value-type="string">
            <text:p>Type: Level/Scene/Map</text:p>
          </table:table-cell>
          <table:table-cell office:value-type="string">
            <text:p>“Main Menu-&gt;File-&gt;Save As”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matLandscape</text:p>
          </table:table-cell>
          <table:table-cell office:value-type="string">
            <text:p>Type: Material</text:p>
          </table:table-cell>
          <table:table-cell office:value-type="string">
            <text:p>Create Material</text:p>
          </table:table-cell>
          <table:table-cell office:value-type="string">
            <text:p>- Right click in “Content Browser-&gt;Content” and select "Create Basic Asset-&gt;Material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new material "matLandscape"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onvert Material to Layered Material</text:p>
          </table:table-cell>
          <table:table-cell office:value-type="string">
            <text:p>- In “Content Browser-&gt;Content” double click the new materia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material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Add "LandscapeLayerBlend" to ceate/enable a layered materia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raw a line from the output-pin of the "Layer Blend"-node (in the node at the right) to the "Base Color"-pin of the matLandscape-nod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Add layers to the Layered Material</text:p>
          </table:table-cell>
          <table:table-cell office:value-type="string">
            <text:p>- In “Content Browser-&gt;Content” double click the new materia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the "Layer Blend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Material Expression Landscape Layer Blend" click "+"to add a lay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the new new layer "Grass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Material Expression Landscape Layer Blend" click "+"to add a lay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the new new layer "Dir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Material Expression Landscape Layer Blend" click "+"to add a lay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the new new layer "Snow"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Add textures to the Layered Material</text:p>
          </table:table-cell>
          <table:table-cell office:value-type="string">
            <text:p>- In “Content Browser-&gt;Content” double click the new materia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material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Add "TextureSample" to create the first textur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new "TextureSample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"Details-&gt;Material Expression Texture Base-&gt;Texture" select "T_Ground_Grass_D" ("_D" indicates the "Detail Map", "_N" indicates the "Normal Map"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material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Add "TextureSample" to create the second textur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new "TextureSample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"Details-&gt;Material Expression Texture Base-&gt;Texture" select "T_Ground_Gravel_D" ("_D" indicates the "Detail Map", "_N" indicates the "Normal Map"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material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Add "LandscapeLayerCoords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raw a line from the "Exit"-pin of the "LandscapeCoords"-node (in the node at the right) to the "UVs"-pin of the first "TextureSample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raw a line from the "Exit"-pin of the "LandscapeCoords"-node (in the node at the right) to the "UVs"-pin of the second "TextureSample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raw a line from the "White"-pin of node (in the node at the top right) to the "Layer Dirt"-pin of the Layer Blend-nod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Add colors to the Layered Material</text:p>
          </table:table-cell>
          <table:table-cell office:value-type="string">
            <text:p>- In “Content Browser-&gt;Content” double click the new materia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material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Add "VectorParameter" to create the first col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ouble click the new VectorParameter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t the colo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onnect layers to material</text:p>
          </table:table-cell>
          <table:table-cell office:value-type="string">
            <text:p>- Draw a line from the "White"-pin of first "TextureSample-"node (in the node at the top right) to the "Layer Grass"-pin of the Layer Blend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raw a line from the "White"-pin of second "TextureSample-"node (in the node at the top right) to the "Layer Dirt"-pin of the Layer Blend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raw a line from the "White"-pin of the "VectorParameter"-node (in the node at the top right) to the "Layer Snow"-pin of the Layer Blend-nod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office:value-type="string">
            <text:p>- In "Main Ribbon" click "Save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Exit Material edito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landscapeMain</text:p>
          </table:table-cell>
          <table:table-cell office:value-type="string">
            <text:p>Type: Landscape</text:p>
          </table:table-cell>
          <table:table-cell office:value-type="string">
            <text:p>Create</text:p>
          </table:table-cell>
          <table:table-cell office:value-type="string">
            <text:p>- Drag “Modes-&gt;Place(icon)-&gt;All Classes-&gt;Landscape” to the viewpor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“Modes-&gt;Landscape(icon)-&gt;Manage(icon)” set the properties of the new landscap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“Modes-&gt;Landscape(icon)-Manage(icon)” click “Create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“Modes-&gt;Landscape(icon)-&gt;Sculpt(icon)” select “Tool=”Sculpt”, “Brush”=”Circle” and “Falloff”=”Smooth” 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raw the landscap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“Modes-&gt;Landscape(icon)-&gt;Sculpt(icon)” select “Tool=”Smooth”, “Brush”=”Circle” and “Falloff”=”Smooth” 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mooth the landscap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“Modes-&gt;Landscape(icon)-&gt;Sculpt(icon)” select “Tool=”Erosion”, “Brush”=”Circle” and “Falloff”=”Smooth” 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Edit the landscap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Assign material</text:p>
          </table:table-cell>
          <table:table-cell office:value-type="string">
            <text:p>- In “World Outliner” select “landscapeMain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“Details-&gt;Landscape-&gt;Landscape Material” assign “matLandscape”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reate Material Layers</text:p>
          </table:table-cell>
          <table:table-cell office:value-type="string">
            <text:p>- Select “Modes-&gt;Landscape(icon)-&gt;Paint(icon)”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In Modes-&gt;Landscape(icon)-&gt;Paint(icon)-&gt;Target Layers" click on "+"in the Grass-layer and select "Weight-Blended Layer <text:span text:style-name="T1">(</text:span>normal<text:span text:style-name="T1">)</text:span>" to add a lay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"OK" in "Create New Landscape Layer Info Object"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In Modes-&gt;Landscape(icon)-&gt;Paint(icon)-&gt;Target Layers" click on "+"in the Dirt-layer and select "Weight-Blended Layer <text:span text:style-name="T1">(</text:span>normal<text:span text:style-name="T1">)</text:span>" to add a lay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"OK" in "Create New Landscape Layer Info Object"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Paint Landscape</text:p>
          </table:table-cell>
          <table:table-cell office:value-type="string">
            <text:p>- Select “Modes-&gt;Landscape(icon)-&gt;Paint(icon)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t the "Brush Size", "Brush Falloff" and "Tool Strength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Paint the material on the landscape while switching between the Target Layers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2">
          <table:table-cell/>
          <table:table-cell office:value-type="string">
            <text:p>Name: blueprintTank</text:p>
          </table:table-cell>
          <table:table-cell office:value-type="string">
            <text:p>Type: BluePrint Class</text:p>
          </table:table-cell>
          <table:table-cell office:value-type="string">
            <text:p>Import FBX-files</text:p>
          </table:table-cell>
          <table:table-cell office:value-type="string">
            <text:p>- Right click in "Content Browser"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Select "Import Asset-&gt;Import to/Game..."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Select files to import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Create Blueprint</text:p>
          </table:table-cell>
          <table:table-cell office:value-type="string">
            <text:p>- Right click in Content Browser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Select "Create Basic Asset -&gt; Blueprint Class"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Select "Pawn" ("Actor" has too litle options, "Character" has too much)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Name it "blueprintTank"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The editor for blueprintTank opens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Create object from first FBX-file</text:p>
          </table:table-cell>
          <table:table-cell office:value-type="string">
            <text:p>- Open the editor for blueprintTank <text:span text:style-name="T1">(</text:span>if it is not already open<text:span text:style-name="T1">)</text:span>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In "Components" click "Add Component" and add a Static Mesh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Name the Static Mesh "meshTank"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In "Details-&gt;Static Mesh" select "tank_fbx_Body" from the ComboBox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Create Socket for connecting an additional 3D-object</text:p>
          </table:table-cell>
          <table:table-cell office:value-type="string">
            <text:p>- From the "Content Browser" open "tank_fbx_Body"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In "Socket Manager" click "Create Socket" <text:span text:style-name="T1">(</text:span>don't rename it yet because of a bug, V4.11<text:span text:style-name="T1">)</text:span>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In "Socket Manager-&gt;Static Mesh Socket-&gt;Preview Static" select correct model/file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Drag the Socket in its place in the Viewport <text:span text:style-name="T1">(</text:span>manually/visually unfortunately unless you know at what coordinates it is supposed to be<text:span text:style-name="T1">)</text:span>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In "Socket Manager-&gt;Static Mesh Socket-&gt;Preview Static" select "Clear"as preview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In "Socket Manager" rename the Socket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Save Blueprint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Add additional 3D-object/FBX-file</text:p>
          </table:table-cell>
          <table:table-cell office:value-type="string">
            <text:p>- In "Content Browser"make sure all models/FBX-files are deselected <text:span text:style-name="T1">(</text:span>otherwise adding a new model will add the selected model<text:span text:style-name="T1">)</text:span>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From the "Content Browser" open "blueprintTank"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Select "Viewport"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In "Components" click "Add Component"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Select "Static Mesh"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Name it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Child it to the correct parent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In "Components" select the object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In "Details-&gt;Static Mesh" select correct model/file from the ComboBox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In "Details-&gt;Sockets" select correct socket as "Parent Socket"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In "Details-&gt;Transform" make sure that "Location" is X=0, Y=0, Z=0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Save Blueprint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Add Blueprint to the Scene</text:p>
          </table:table-cell>
          <table:table-cell office:value-type="string">
            <text:p>- Drag "blueprintTank" from "Content Browser" to the Scene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Make the tank the root-component in the Blueprint</text:p>
          </table:table-cell>
          <table:table-cell office:value-type="string">
            <text:p>- From the "Content Browser" open "blueprintTank"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2"/>(“meshTank” has identical and even more properties than “DefaultSceneRoot”)</text:p>
          </table:table-cell>
          <table:table-cell office:value-type="string">
            <text:p>- In "Components" drag "meshTank" on top of "DefaultSceneRoot"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Save Blueprint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Assign mass to the tank</text:p>
          </table:table-cell>
          <table:table-cell office:value-type="string">
            <text:p>- From the "Content Browser" open "blueprintTank"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In "Components" select "meshTank"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In "Details-&gt;Physics" enable "Simulate Physics"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In "Details-&gt;Physics" enable "MassInKg" and enter a mass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Save Blueprint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Create and attach camera</text:p>
          </table:table-cell>
          <table:table-cell office:value-type="string">
            <text:p>- From the "Content Browser" open "blueprintTank"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<text:s text:c="2"/>(use SpringArm since directly connecting a camera will give practical issues, e.g. you always want the tank in the shot when rotating the camera, also use Scene as a 'dummy' component/group to be able to split the azimuth/yaw-rotation and altitude/pitch-rotation, having them together on the same object would cause a roll-rotation as well since yoy would have a rotation on a rotation, the Scene akts as a gimbal allowing the rotation only to take place on 1 axis)</text:p>
          </table:table-cell>
          <table:table-cell office:value-type="string">
            <text:p>- Select "Viewport"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In "Components" click "Add Component"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Find and select "Scene"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Name it "sceneAzimuthGimbal"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Make sure it is child of "meshTank"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In "Components" click "Add Component"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Find and select "Spring Arm"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Name it "springarmCamera"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Make sure it is child of "sceneCameraGimbal"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Put it a bit off the floor ("Transform-&gt;Location Z" = 150 cm)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Make it 10 m. long <text:span text:style-name="T1">(</text:span>"Camera-&gt;Target Arm Length" = 1000<text:span text:style-name="T1">)</text:span> to have a distance between the camera and the tank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In "Components" click "Add Component"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Find and select "Camera"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Name it "cameraTank"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Make sure it is child of "springarmCamera"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Make sure it is at the end of the springarm ("Transform-&gt;Location" = 0,0,0; "Transform-&gt;Rotation" = 0,0,0)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Save Blueprint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Setup camera control</text:p>
          </table:table-cell>
          <table:table-cell office:value-type="string">
            <text:p>- From the "Content Browser" open "blueprintTank"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In "My Blueprint-" click "Graphs"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Click "New Graph"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Name it "graphInputSetup"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Control camera azimuth/yaw</text:p>
          </table:table-cell>
          <table:table-cell office:value-type="string">
            <text:p>- From the "Content Browser" open "blueprintTank"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In "My Blueprint-" click "Graphs"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Make sure "graphInputSetup" is selected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In graphInputSetup-window right click to add a node and add <text:s/>"axisAimAzimuth"-event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In graphInputSetup-window right click to add a node and add <text:s/>"AddLocalRotation (sceneAzimuthGimbal)"-node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Right click on "Delta Rotation" in "AddLocalRotation and select "Split Struct Pin" to split the Delta Rotation into separate pins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Connect the Exec-outputpin of the axisAimAzimuth event node to the Exec-inputpin of "AddLocalRotation"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In graphInputSetup-window right click to add a node and add <text:s/>"GetWorldDeltaSeconds"-node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In graphInputSetup-window right click to add a node and add <text:s/>"Multiply float*float"-node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Connect "Axis Value"-outputpin of "axisAimAzimuth"-event to inputpin if Multiply-node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Connect "Return Value"-outputpin of "Get World Delta Seconds" to inputpin of Multiply-node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Connect outputpin of Multiply-node to "Delta Rotation Z"-pin of "AddLocalRotation"-node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Click "Add pin" in "Multiply"-node and enter "100" in TextBox <text:span text:style-name="T1">(</text:span>this is used for 'scaling' the movement<text:span text:style-name="T1">)</text:span>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Control camera altitude/pitch</text:p>
          </table:table-cell>
          <table:table-cell office:value-type="string">
            <text:p>- From the "Content Browser" open "blueprintTank"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In "My Blueprint-" click "Graphs"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Make sure "graphInputSetup" is selected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In graphInputSetup-window right click to add a node and add <text:s/>"axisAimAltitude"-event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In graphInputSetup-window right click to add a node and add <text:s/>"AddLocalRotation <text:span text:style-name="T1">(</text:span>springarmCamera<text:span text:style-name="T1">)</text:span>"-node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Right click on "Delta Rotation" in "AddLocalRotation and select "Split Struct Pin" to split the Delta Rotation into separate pins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Connect the Exec-outputpin of the axisAimAltitude event node to the Exec-inputpin of "AddLocalRotation"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In graphInputSetup-window right click to add a node and add <text:s/>"GetWorldDeltaSeconds"-node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In graphInputSetup-window right click to add a node and add <text:s/>"Multiply float*float"-node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Connect "Axis Value"-outputpin of "axisAimAltitude"-event to inputpin if Multiply-node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Connect "Return Value"-outputpin of "Get World Delta Seconds" to inputpin of Multiply-node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Connect outputpin of Multiply-node to "Delta Rotation Y"-pin of "AddLocalRotation"-node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Click "Add pin" in "Multiply"-node and enter "100" in TextBox <text:span text:style-name="T1">(</text:span>this is used for 'scaling' the movement<text:span text:style-name="T1">)</text:span>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2">
          <table:table-cell/>
          <table:table-cell office:value-type="string">
            <text:p>Name: blueprintPlayerUI</text:p>
          </table:table-cell>
          <table:table-cell office:value-type="string">
            <text:p>Type: Widget Blueprint</text:p>
          </table:table-cell>
          <table:table-cell office:value-type="string">
            <text:p>- In “Content Browser” click “Add New”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>
            <text:p>- Select "Create Advanced Asset-&gt;User Interface-&gt;Widget Blueprint"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>
            <text:p>- Name it "blueprintPlayerUI" and make sure it's in the correct folder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>
            <text:p>- Open blueprintPlayerUI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>
            <text:p>- Drag the anchor point (the flower like icon at the top left) to X=50% and Y=33%, to make sure the image stays centred when the screen resolution changes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>
            <text:p>- Add an "Image" on the canvas at <text:span text:style-name="T1">(</text:span>0,0<text:span text:style-name="T1">)</text:span>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>
            <text:p>- Name it "imageAimPoint"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>
            <text:p>- Set the Size of the image to X=5, Y=5 and the Alignment to X=0.5, Y=0.5 to center the image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>
            <text:p>- Click "Compile"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Close the editor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2">
          <table:table-cell/>
          <table:table-cell office:value-type="string">
            <text:p>Name: blueprintTankPlayerController</text:p>
          </table:table-cell>
          <table:table-cell office:value-type="string">
            <text:p>Type: BluePrint Class</text:p>
          </table:table-cell>
          <table:table-cell office:value-type="string">
            <text:p>Create Player Controller used to display blueprintPlayerUI</text:p>
          </table:table-cell>
          <table:table-cell office:value-type="string">
            <text:p>- In “Content Browser” click “Add New”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Select "Create Basic Asset-&gt;Blueprint Class"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Select "Player Controller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it "blueprintTankPlayerController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Open "blueprintTankPlayerController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the "Event Graph" tab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elete "Event Tick"-even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the editor and select/find "Create Widge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the "Exec" outputpin of the "BeginPlay"-event to the "Exec" inputpin of the "Widget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the "Widget"-node, select "blueprintPlayerUI" as Clas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the editor and select/find "Add to Viewpor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the "Exec" outputpin of the "Widget"-node to the "Exec" inputpin of the "Add to Viewport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the "Return Value" outputpin of the "Widget"-node to the "Target" inputpin of the "Add to Viewport"-node (so the ädd to Viewport"-node knows what to add)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Click "Compile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ose the editor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Set the Player Controller as 'active'</text:p>
          </table:table-cell>
          <table:table-cell office:value-type="string">
            <text:p>- In "Content Browser" open "blueprintGameModeBatleTank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Class Defaults-&gt;Classes-Player Controller Class" select "blueprintTankPlayerController"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Click "Compile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ose the editor</text:p>
          </table:table-cell>
          <table:table-cell table:number-columns-repeated="3"/>
        </table:table-row>
        <table:table-row table:style-name="ro1" table:number-rows-repeated="10">
          <table:table-cell table:number-columns-repeated="8"/>
        </table:table-row>
        <table:table-row table:style-name="ro1">
          <table:table-cell office:value-type="string">
            <text:p>Name: BuildingEscape</text:p>
          </table:table-cell>
          <table:table-cell office:value-type="string">
            <text:p>Type: Project</text:p>
          </table:table-cell>
          <table:table-cell office:value-type="string">
            <text:p>Map input (kbd, mouse, etc.)</text:p>
          </table:table-cell>
          <table:table-cell office:value-type="string">
            <text:p>- Click “Main Menu-&gt;Edit-&gt;Project Settings”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Click “Engine-&gt;Input”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Click “Bindings-&gt;Action Mappings-&gt;+”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Open submenu “Bindings-&gt;Action Mappings”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Enter name of new mapping in textbox, in this case “keyGrab”, and press [ENTER] or click on the “+” next to the texbo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In the new combobox assign the key, in this case the [LEFT SHIFT]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Assign a second key by clicking “+” again by clicking “+” next to the textbox with the name of the mapping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In the new combobox assign the key, in this case the [RIGHT MOUSE BUTTON]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Exit Project Settings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2">
          <table:table-cell/>
          <table:table-cell office:value-type="string">
            <text:p>Name: audioDoorLock</text:p>
          </table:table-cell>
          <table:table-cell office:value-type="string">
            <text:p>type: Audio</text:p>
          </table:table-cell>
          <table:table-cell office:value-type="string">
            <text:p>Create Audio-object</text:p>
          </table:table-cell>
          <table:table-cell office:value-type="string">
            <text:p>- Rightclick in "Content Browser-&gt;Conten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"New Fold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it "Audio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ouble click the "Audio"-folder to enter i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click in "Audio"-fold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"Import to /Game/Audio...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Find and select audio file to impor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ename it to "aduioDoorLock"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sceneRoom</text:p>
          </table:table-cell>
          <table:table-cell office:value-type="string">
            <text:p>Name: DefaultPawn</text:p>
          </table:table-cell>
          <table:table-cell office:value-type="string">
            <text:p>Type: Pawn</text:p>
          </table:table-cell>
          <table:table-cell office:value-type="string">
            <text:p>N.B. Automatically generated by Unreal Engine when “Main Ribbon-&gt;Settings-&gt;Project Settings-&gt;Maps &amp; Modes-&gt;Default Modes-&gt;Selected GameMode-&gt;Default Pawn Class”=DefaultPawn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blueprintPawnDefault</text:p>
          </table:table-cell>
          <table:table-cell office:value-type="string">
            <text:p>Type: BluePrint Class</text:p>
          </table:table-cell>
          <table:table-cell office:value-type="string">
            <text:p>Create Blueprint</text:p>
          </table:table-cell>
          <table:table-cell office:value-type="string">
            <text:p>- Click “Main Ribbon-&gt;Play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Press [Shift][F1] to get the mouse cursor 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Main Ribbon-&gt;Blueprints-&gt;Convert Selected Actor to Blueprint Class”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3" office:value-type="string">
            <text:p>- "Blueprint Name"=pawnDefaultPawn_Blueprint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3" office:value-type="string">
            <text:p>- Click “Create Blueprint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Double click on "Content Browser-&gt;Content-&gt;Starter Content-&gt;blueprintPawnDefaul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Make changes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Assign Component to Object</text:p>
          </table:table-cell>
          <table:table-cell office:value-type="string">
            <text:p>- Double click "blueprintPawnDefault" in “Content Browser-&gt;Conten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Components" click "Add Componen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croll down to "Custom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lect "Comp Grabber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Assign Component to Object</text:p>
          </table:table-cell>
          <table:table-cell office:value-type="string">
            <text:p>- Double click "blueprintPawnDefault" in “Content Browser-&gt;Conten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Components" click "Add Componen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croll down to "Physic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lect "Physics Handle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Set Eye Height</text:p>
          </table:table-cell>
          <table:table-cell office:value-type="string">
            <text:p>- Double click "blueprintPawnDefault" in “Content Browser-&gt;Conten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Camera" set "Base Eye Height"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Set Weight and Physics</text:p>
          </table:table-cell>
          <table:table-cell office:value-type="string">
            <text:p>- Double click "blueprintPawnDefault" in “Content Browser-&gt;Conten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"CollisionComponent"in "Component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s" enable/check "Simulate Physic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s" enable/check "MassInKg" and set the weigh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Collision" enable/check "Simulation Generates Hit Event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Collision" enable/check "Generate Overlap Event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Prevent rolling of the pawn (it's a sphere) due to physics</text:p>
          </table:table-cell>
          <table:table-cell office:value-type="string">
            <text:p>- Double click "blueprintPawnDefault" in “Content Browser-&gt;Conten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Components" click "CollisionComponen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-&gt;Contraints" check "Lock Rotation-&gt;X, Y and Z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blueprintPawnDefault</text:p>
          </table:table-cell>
          <table:table-cell office:value-type="string">
            <text:p>Type: blueprintPawnDefault</text:p>
          </table:table-cell>
          <table:table-cell office:value-type="string">
            <text:p>N.B. Automatically generated by Unreal Engine when Main Ribbon-&gt;Settings-&gt;Project Settings-&gt;Maps &amp; Modes-&gt;Default Modes-&gt;Selected GameMode-&gt;Default Pawn Class””=blueprintPawnDefaul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PlayerController</text:p>
          </table:table-cell>
          <table:table-cell office:value-type="string">
            <text:p>Type: PlayerController</text:p>
          </table:table-cell>
          <table:table-cell office:value-type="string">
            <text:p>N.B. Automatically generated by Unreal Engine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compGrabber</text:p>
          </table:table-cell>
          <table:table-cell office:value-type="string">
            <text:p>Type: C++ Component</text:p>
          </table:table-cell>
          <table:table-cell office:value-type="string">
            <text:p>Create Class</text:p>
          </table:table-cell>
          <table:table-cell office:value-type="string">
            <text:p>- “Details-&gt;Add Component-&gt;New C++ Component-&gt;Actor Componen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“Create Class"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Property F_floatReach=100.0f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Property F_pPhysicsHandleComponent=nullpt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Property F_pInputComponent=nullpt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_Door</text:p>
          </table:table-cell>
          <table:table-cell office:value-type="string">
            <text:p>Type: StaticMesh</text:p>
          </table:table-cell>
          <table:table-cell office:value-type="string">
            <text:p>(from Starter Content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Add Collision Volume</text:p>
          </table:table-cell>
          <table:table-cell office:value-type="string">
            <text:p>- Right click on "Content Browser-&gt;Content-&gt;Starter Content-&gt;Props-&gt;SM_Door" and select “Edit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ttings/Options: "Main Ribbon-&gt;Collision" (displays collision volumes, if any)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ttings/Options: "Main Menu-&gt;Collision-&gt;Add Box Simplifed Collision" (use as little polygons as possible for the collision volume)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Floor</text:p>
          </table:table-cell>
          <table:table-cell office:value-type="string">
            <text:p>Type: StaticMeshActor</text:p>
          </table:table-cell>
          <table:table-cell office:value-type="string">
            <text:p>(standaard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Wood_Floor_Walnut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Chair</text:p>
          </table:table-cell>
          <table:table-cell office:value-type="string">
            <text:p>Type: StaticMeshActor</text:p>
          </table:table-cell>
          <table:table-cell office:value-type="string">
            <text:p>Create Object</text:p>
          </table:table-cell>
          <table:table-cell office:value-type="string">
            <text:p>- Drag “SM_Chair” from “Content Browser-&gt;Content-&gt;Starter Content-&gt;Props” to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Set Weight and Physics</text:p>
          </table:table-cell>
          <table:table-cell office:value-type="string">
            <text:p>- Click "smaChair" in "World Outliner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s" enable/check "Simulate Physic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s" enable/check "MassInKg" and set the weigh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Collision" enable/check "Generate Overlap Events"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compPositionReport</text:p>
          </table:table-cell>
          <table:table-cell office:value-type="string">
            <text:p>Type: C++ Component</text:p>
          </table:table-cell>
          <table:table-cell office:value-type="string">
            <text:p>Create Class</text:p>
          </table:table-cell>
          <table:table-cell office:value-type="string">
            <text:p>- “Details-&gt;Add Component-&gt;New C++ Component-&gt;Actor Componen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“Create Class"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DoorFrameLeft</text:p>
          </table:table-cell>
          <table:table-cell office:value-type="string">
            <text:p>Type: StaticMeshActor</text:p>
          </table:table-cell>
          <table:table-cell office:value-type="string">
            <text:p>Settings/Options: Drag “SM_DoorFrame“ from “Content Browser-&gt;Content-&gt;Starter Content-&gt;Props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Name: smaDoorFrameRight</text:p>
          </table:table-cell>
          <table:table-cell office:value-type="string">
            <text:p>Type: StaticMeshActor</text:p>
          </table:table-cell>
          <table:table-cell office:value-type="string">
            <text:p>Settings/Options: Drag “SM_DoorFrame“ from “Content Browser-&gt;Content-&gt;Starter Content-&gt;Props” to edito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DoorLeft</text:p>
          </table:table-cell>
          <table:table-cell office:value-type="string">
            <text:p>Type: StaticMeshActor</text:p>
          </table:table-cell>
          <table:table-cell office:value-type="string">
            <text:p>Settings/Options: Drag “SM_Door” from “Content Browser-&gt;Content-&gt;Starter Content-&gt;Props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Settings/Options: “Details-&gt;Transform-&gt;Mobility”=Movabl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Settings/Options: “Details-&gt;Collision-&gt; Collision Presets”=BlockAl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compOpenDoo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DoorRight</text:p>
          </table:table-cell>
          <table:table-cell office:value-type="string">
            <text:p>Type: StaticMeshActor</text:p>
          </table:table-cell>
          <table:table-cell office:value-type="string">
            <text:p>Settings/Options: Drag “SM_Door” from “Content Browser-&gt;Content-&gt;Starter Content-&gt;Props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Settings/Options: “Details-&gt;Transform-&gt;Mobility”=Movabl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Settings/Options: “Details-&gt;Collision-&gt; Collision Presets”=BlockAl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compOpenDoo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compOpenDoor</text:p>
          </table:table-cell>
          <table:table-cell office:value-type="string">
            <text:p>Type: C++ Component</text:p>
          </table:table-cell>
          <table:table-cell office:value-type="string">
            <text:p>Create Class</text:p>
          </table:table-cell>
          <table:table-cell office:value-type="string">
            <text:p>- “Details-&gt;Add Component-&gt;New C++ Component-&gt;Actor Componen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“Create Class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Property: F_actorOwningDoor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 office:value-type="string">
            <text:p>Property: F_eventOnOpen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 office:value-type="string">
            <text:p>Property: F_eventOnClose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 office:value-type="string">
            <text:p>Property: F_triggerPressurePlate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 office:value-type="string">
            <text:p>Property: F_floatTriggerMass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Name: blueprintOpenableDoor</text:p>
          </table:table-cell>
          <table:table-cell office:value-type="string">
            <text:p>Type: BluePrint Class</text:p>
          </table:table-cell>
          <table:table-cell office:value-type="string">
            <text:p>Create Blueprint</text:p>
          </table:table-cell>
          <table:table-cell office:value-type="string">
            <text:p>- Select “smaDoorLeft” in editor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Click “Convert Selected Actor to Bueprint Class”in “Main Ribbon-&gt;Blueprints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Set Blueprint Name = “blueprintOpenableDoor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In "Event Graph" delete everything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Check If Mesh Still Has A collider (just in case)</text:p>
          </table:table-cell>
          <table:table-cell office:value-type="string">
            <text:p>- In “Components” click on “staticMeshComponent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In “Details-&gt;Static Mesh” double click on thumbnail for the Static Mesh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In “Main Ribbon” enable “Collision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Check if collider is present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Rename door in World Outliner</text:p>
          </table:table-cell>
          <table:table-cell office:value-type="string">
            <text:p>- In "World Outliner" click "blueprintOpenable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Press [F2] and change name to "blueprintOpenableDoorLeft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Replace smaDoorRight by blueprintOpenableDoor as well</text:p>
          </table:table-cell>
          <table:table-cell office:value-type="string">
            <text:p>- In "World Outliner" click "smaDoorRight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Press [DEL]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Drag "blueprintOpenableDoor" from "Content Browser-&gt;Content" to editor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In "World Outliner" click "blueprintOpenable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Press [F2] and change name to "blueprintOpenableDoorRight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Assign On Open Event</text:p>
          </table:table-cell>
          <table:table-cell office:value-type="string">
            <text:p>- In "Content Browser" double click "blueprintOpenable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In "Components" click "compOpen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Right click in "Event Graph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Click "Add Event for Comp Open Door-&gt;Event Dispatchers-&gt;Add On Open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Set "Now Rotation Z=80.0" in SetActorRotation-node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Assign On Close Event</text:p>
          </table:table-cell>
          <table:table-cell office:value-type="string">
            <text:p>- In "Content Browser" double click "blueprintOpenable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In "Components" click "compOpen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Right click in "Event Graph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Click "Add Event for Comp Open Door-&gt;Event Dispatchers-&gt;Add On Close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Create animation for opening door</text:p>
          </table:table-cell>
          <table:table-cell office:value-type="string">
            <text:p>- In "Content Browser" double click "blueprintOpenable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Right click in "Event Graph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Add Blueprint Timeline</text:p>
          </table:table-cell>
          <table:table-cell office:value-type="string">
            <text:p>- Search for "Add Timeline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ename timeline node to "timelineOpenableDoor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ouble click on timeline 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lick icon for "Add Float Track" (f+) to add a track (i.e. curve) for a floating point number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ename track to "trackOpenAngle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reate first keyframe</text:p>
          </table:table-cell>
          <table:table-cell office:value-type="string">
            <text:p>- Right click in track and click "Add key to CurveFloat_0"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office:value-type="string">
            <text:p>- Set its Time and Value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office:value-type="string">
            <text:p>- Right click on keyframe and select "Auto"</text:p>
          </table:table-cell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reate second keyframe</text:p>
          </table:table-cell>
          <table:table-cell office:value-type="string">
            <text:p>- Right click in track and click "Add key to CurveFloat_0"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office:value-type="string">
            <text:p>- Set its Time and Value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office:value-type="string">
            <text:p>- Right click on keyframe and select "Auto"</text:p>
          </table:table-cell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Enable "Use Last Keyframe?" so the length of the track will be equal to the position of the last keyfran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lick icon for "Add Event Track" (!+) to add a track (i.e. curve) for events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ename track to "trackEvents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reate first event</text:p>
          </table:table-cell>
          <table:table-cell office:value-type="string">
            <text:p>- Right click in track and click "Add key to CurveFloat_1"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office:value-type="string">
            <text:p>- Set its Time (Value doesn't matter) to "0.5"</text:p>
          </table:table-cell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lose "timelineOpenableDoor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 office:value-type="string">
            <text:p>- Add other Blueprint nodes</text:p>
          </table:table-cell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Make Rotator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In "Components" click "compOpenDoor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BeginPlay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GetActorRotation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on "Return Value"-pin of GetActorRotation and select "Promote to Variable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lick the newly created Set-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In "My Blueprint" rename the variable from "NewVar_0" to "rotatorInitialRotation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CombineRotators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Get Rotator Initial Rotation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Play Sound at Location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t the correct soundfile at the "Sound"-pin of "Play Sound at Location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GetActorLocation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 office:value-type="string">
            <text:p>- Connect Blueprint nodes</text:p>
          </table:table-cell>
          <table:table-cell office:value-type="string">
            <text:p>- Draw a line from the "Exec"-pin of the "OnOpen"-node (in the node at the bottom right) to the "Play"-pin of the timelineOpenableDoor-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Track Open Angle"-pin of the "timelineOpenableDoor"-node to the "Z (Yaw)"-pin of the "Make Rotator"-node to convert the float to a rotator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Update"-pin of the "timelineOpenableDoor"-node to the "Exec"-pin of the "Make Rotator"-node (top left) to trigger the update once each fram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Exec"-pin of the "Event BeginPlay"-node (in the node at the bottom right) to the "Exec"-pin of the Set-node (in the node at the top left)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Return Value"-pin of "Make Rotator"-node to the "A"-pin of the "CombineRotators"-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Rotator Initial Rotation"-node to the "B"-pin of the "CombineRotators"-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Return Value"-pin of the "CombineRotators"-node to the "New Rotation"-pin of the "SetActorRotation"-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Exec"-pin of the "OnClose"-node (in the node at the bottom right) to the "Reverse"-pin of the timelineOpenableDoor-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Return Value"-pin of the "GetActorLocation"-node to the "Location"-pin of the "Play Sound at Location"-node</text:p>
          </table:table-cell>
          <table:table-cell/>
        </table:table-row>
        <table:table-row table:style-name="ro2">
          <table:table-cell table:number-columns-repeated="4"/>
          <table:table-cell table:style-name="ce2"/>
          <table:table-cell/>
          <table:table-cell office:value-type="string">
            <text:p>- Draw a line from the "Track Events"-pin of the "timelineOpenableDoor"-node to the "Exec"-pin of the "Play Sound at Location"-node <text:span text:style-name="T1">(</text:span>in the node at the top left<text:span text:style-name="T1">)</text:span>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lueprintOpenableDoorLeft</text:p>
          </table:table-cell>
          <table:table-cell office:value-type="string">
            <text:p>Type: blueprintOpenableDoor</text:p>
          </table:table-cell>
          <table:table-cell table:style-name="ce2" office:value-type="string">
            <text:p>Assign Pressure Plate</text:p>
          </table:table-cell>
          <table:table-cell office:value-type="string">
            <text:p>In “World Outliner” select “blueprintOpenableDoorLeft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In “Details” select “compOpenDoor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In “Details-&gt;Comp Open Door-&gt;Pressure Plate” select “tvPressurePlate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lueprintOpenableDoorRight</text:p>
          </table:table-cell>
          <table:table-cell office:value-type="string">
            <text:p>Type: blueprintOpenableDoor</text:p>
          </table:table-cell>
          <table:table-cell table:style-name="ce2" office:value-type="string">
            <text:p>Assign Pressure Plate</text:p>
          </table:table-cell>
          <table:table-cell office:value-type="string">
            <text:p>In “World Outliner” select “blueprintOpenableDoorRight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In “Details” select “compOpenDoor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In “Details-&gt;Comp Open Door-&gt;Pressure Plate” select “tvPressurePlate”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WallDoor0</text:p>
          </table:table-cell>
          <table:table-cell office:value-type="string">
            <text:p>Type: StaticMeshActor</text:p>
          </table:table-cell>
          <table:table-cell office:value-type="string">
            <text:p>Settings/Options: Drag “Wall_Door_400x300” from “Content Browser-&gt;Content-&gt;Starter Content-&gt;Architecture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Blick_Clay_New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WallDoor1</text:p>
          </table:table-cell>
          <table:table-cell office:value-type="string">
            <text:p>Type: StaticMeshActor</text:p>
          </table:table-cell>
          <table:table-cell office:value-type="string">
            <text:p>Settings/Options: Drag “Wall_Door_400x300” from “Content Browser-&gt;Content-&gt;Starter Content-&gt;Architecture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Blick_Clay_New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Wall0</text:p>
          </table:table-cell>
          <table:table-cell office:value-type="string">
            <text:p>Type: StaticMeshActor</text:p>
          </table:table-cell>
          <table:table-cell office:value-type="string">
            <text:p>Settings/Options: Drag “Wall_400x400“ from “Content Browser-&gt;Content-&gt;Starter Content-&gt;Architecture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Blick_Clay_New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Wall1</text:p>
          </table:table-cell>
          <table:table-cell office:value-type="string">
            <text:p>Type: StaticMeshActor</text:p>
          </table:table-cell>
          <table:table-cell office:value-type="string">
            <text:p>Settings/Options: Drag “Wall_400x400“ from “Content Browser-&gt;Content-&gt;Starter Content-&gt;Architecture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Concrete_Grime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Wall2</text:p>
          </table:table-cell>
          <table:table-cell office:value-type="string">
            <text:p>Type: StaticMeshActor</text:p>
          </table:table-cell>
          <table:table-cell office:value-type="string">
            <text:p>Settings/Options: Drag “Wall_400x400“ from “Content Browser-&gt;Content-&gt;Starter Content-&gt;Architecture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Concrete_Grime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Wall3</text:p>
          </table:table-cell>
          <table:table-cell office:value-type="string">
            <text:p>Type: StaticMeshActor</text:p>
          </table:table-cell>
          <table:table-cell office:value-type="string">
            <text:p>Settings/Options: Drag “Wall_400x400“ from “Content Browser-&gt;Content-&gt;Starter Content-&gt;Architecture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Concrete_Grime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tvPreasurePlate</text:p>
          </table:table-cell>
          <table:table-cell office:value-type="string">
            <text:p>Type: TriggerVolume</text:p>
          </table:table-cell>
          <table:table-cell office:value-type="string">
            <text:p>Settings/Options: Drag “Trigger Volume“ from “Modes-&gt;Place-&gt;Volumes” to edito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matMyPulse</text:p>
          </table:table-cell>
          <table:table-cell office:value-type="string">
            <text:p>Type: Material</text:p>
          </table:table-cell>
          <table:table-cell office:value-type="string">
            <text:p>Create Material</text:p>
          </table:table-cell>
          <table:table-cell office:value-type="string">
            <text:p>- Right click “M_Tech_Hex_Tile_Pulse” in “Content Brower-&gt;Content-&gt;StarterContent-&gt;Materials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Duplicate” in the dropdown menu and name the new material “matMyPulse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Drag the new material to “Content Browser-&gt;Content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lect “Move Here” from dropdown menu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Edit Material</text:p>
          </table:table-cell>
          <table:table-cell office:value-type="string">
            <text:p>- Double click “matMyPulse” in “Content Browser-&gt;Content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lect “TexCoord[0]”-block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“Details-&gt;Material Expression Textture Coordinate” set UTiling=10.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“Details-&gt;Material Expression Textture Coordinate” set VTiling=5.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“Main Ribbon” click “Apply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Ceiling</text:p>
          </table:table-cell>
          <table:table-cell office:value-type="string">
            <text:p>Type: StaticMeshActor</text:p>
          </table:table-cell>
          <table:table-cell office:value-type="string">
            <text:p>Create Object</text:p>
          </table:table-cell>
          <table:table-cell office:value-type="string">
            <text:p>- Drag “SM_Glass Window” from “Content Browser-&gt;Content-&gt;Starter Content-&gt;Props” to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Assign Material</text:p>
          </table:table-cell>
          <table:table-cell office:value-type="string">
            <text:p>- Kies “matMyPulse” in “Details-&gt;smaCeiling-&gt;Materials”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potHighlight</text:p>
          </table:table-cell>
          <table:table-cell office:value-type="string">
            <text:p>Type: SpotLight</text:p>
          </table:table-cell>
          <table:table-cell office:value-type="string">
            <text:p>Settings/Options: Drag “Spot Light“ from “Modes-&gt;Place-&gt;Lights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Settings/Options: adjust properties in “Details-&gt;Light”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Table</text:p>
          </table:table-cell>
          <table:table-cell office:value-type="string">
            <text:p>Type: StaticMeshActor</text:p>
          </table:table-cell>
          <table:table-cell office:value-type="string">
            <text:p>Create Object</text:p>
          </table:table-cell>
          <table:table-cell office:value-type="string">
            <text:p>- Drag “SM_TableRound“ from “Content Browser-&gt;Content-&gt;Starter Content-&gt;Props” to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Set Weight and Physics</text:p>
          </table:table-cell>
          <table:table-cell office:value-type="string">
            <text:p>- Click "smaChair" in "World Outliner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s" enable/check "Simulate Physic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s" enable/check "MassInKg" and set the weigh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Collision" enable/check "Generate Overlap Events"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3">03-04-2017</text:date>, <text:time>21:18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ard de Vries</meta:initial-creator>
    <meta:creation-date>2016-08-28T21:48:23.77</meta:creation-date>
    <meta:generator>OpenOffice/4.1.3$Win32 OpenOffice.org_project/413m1$Build-9783</meta:generator>
    <dc:date>2017-04-03T21:18:26.14</dc:date>
    <dc:creator>Gerard de Vries</dc:creator>
    <meta:editing-duration>P6DT3H16M5S</meta:editing-duration>
    <meta:editing-cycles>427</meta:editing-cycles>
    <meta:document-statistic meta:table-count="1" meta:cell-count="563" meta:object-count="0"/>
  </office:meta>
</office:document-meta>
</file>